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8pt" style:font-size-asian="18pt" style:font-size-complex="18pt"/>
    </style:style>
    <style:style style:name="P2" style:parent-style-name="Normal" style:family="paragraph">
      <style:text-properties style:font-name="Arial" style:font-name-complex="Arial" fo:font-size="18pt" style:font-size-asian="18pt" style:font-size-complex="18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style:font-name="Arial" style:font-name-complex="Arial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8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9" style:parent-style-name="DefaultParagraphFont" style:family="text">
      <style:text-properties style:font-name="Arial" style:font-name-complex="Arial" style:font-weight-complex="bold" style:font-style-complex="italic" fo:font-size="14pt" style:font-size-asian="14pt" style:font-size-complex="14pt"/>
    </style:style>
    <style:style style:name="T10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1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T12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3" style:parent-style-name="DefaultParagraphFont" style:family="text"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style:font-weight-complex="bold" fo:font-size="14pt" style:font-size-asian="14pt" style:font-size-complex="14pt"/>
    </style:style>
    <style:style style:name="P15" style:parent-style-name="Normal" style:family="paragraph">
      <style:text-properties style:font-name="Arial" style:font-name-complex="Arial" style:font-weight-complex="bold" fo:font-size="14pt" style:font-size-asian="14pt" style:font-size-complex="14pt"/>
    </style:style>
    <style:style style:name="P16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paragraph-properties fo:break-before="page"/>
      <style:text-properties style:font-name="Trebuchet MS" fo:font-size="11pt" style:font-size-asian="11pt" style:font-size-complex="11pt"/>
    </style:style>
    <style:style style:name="TableColumn40" style:family="table-column">
      <style:table-column-properties style:column-width="0.9027in" style:use-optimal-column-width="false"/>
    </style:style>
    <style:style style:name="TableColumn41" style:family="table-column">
      <style:table-column-properties style:column-width="3.5472in" style:use-optimal-column-width="false"/>
    </style:style>
    <style:style style:name="TableColumn42" style:family="table-column">
      <style:table-column-properties style:column-width="0.875in" style:use-optimal-column-width="false"/>
    </style:style>
    <style:style style:name="TableColumn43" style:family="table-column">
      <style:table-column-properties style:column-width="4.125in" style:use-optimal-column-width="false"/>
    </style:style>
    <style:style style:name="Table39" style:family="table">
      <style:table-properties style:width="9.45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57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63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text-properties style:font-name="Arial" style:font-name-complex="Arial" fo:font-size="14pt" style:font-size-asian="14pt" style:font-size-complex="14pt"/>
    </style:style>
    <style:style style:name="P71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text-properties style:font-name="Arial" style:font-name-complex="Arial" fo:font-size="14pt" style:font-size-asian="14pt" style:font-size-complex="14pt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TableColumn79" style:family="table-column">
      <style:table-column-properties style:column-width="3.9145in" style:use-optimal-column-width="false"/>
    </style:style>
    <style:style style:name="TableColumn80" style:family="table-column">
      <style:table-column-properties style:column-width="5.5125in" style:use-optimal-column-width="false"/>
    </style:style>
    <style:style style:name="Table78" style:family="table">
      <style:table-properties style:width="9.427in" fo:margin-left="0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89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101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107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113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119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125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131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list-style-name="LFO1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137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50%"/>
      <style:text-properties style:font-name="Arial" style:font-name-complex="Arial" fo:font-size="14pt" style:font-size-asian="14pt" style:font-size-complex="14pt"/>
    </style:style>
    <style:style style:name="P140" style:parent-style-name="Normal" style:family="paragraph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Knowledge Prioritisation and Transfer Plan<text:s/></text:p>
      <text:p text:style-name="P2"/>
      <text:p text:style-name="P3">On the table on page two please identify the knowledge that you think may be at risk when you leave and how this knowledge could be transferred.</text:p>
      <text:p text:style-name="P4">Don’t worry if you get stuck, the table can be completed during the facilitated session. <text:s/>Add more rows if you need to.</text:p>
      <text:p text:style-name="P5"/>
      <text:p text:style-name="Normal"><text:span text:style-name="T6">Please rename this document “your name… knowledge prioritisation plan.doc” and save it</text:span><text:span text:style-name="T7"><text:s/>in the</text:span><text:span text:style-name="T8"><text:s/></text:span><text:span text:style-name="T9">Leavers KRT</text:span><text:span text:style-name="T10"><text:s/></text:span><text:span text:style-name="T11">sub folder on the</text:span><text:span text:style-name="T12"><text:s/>…………<text:s/></text:span><text:span text:style-name="T13">Folder on the departmental shared drive.</text:span></text:p>
      <text:p text:style-name="P14"/>
      <text:p text:style-name="P15">Here are some prompts to help you to identify knowledge at risks:</text:p>
      <text:p text:style-name="P16"/>
      <text:p text:style-name="P17">1. What do you think is the most important knowledge in your current role, which is not commonly known by team members?</text:p>
      <text:p text:style-name="P18"/>
      <text:p text:style-name="P19">2. Which activities require specific skills that other, less experienced individuals may not have?</text:p>
      <text:p text:style-name="P20"/>
      <text:p text:style-name="P21">3. Are there specific, software, tools, techniques you frequently use that others may not be familiar with?</text:p>
      <text:p text:style-name="P22"/>
      <text:p text:style-name="P23">4. Are there pressing issues (decisions, threats, opportunities, events) specific to your role, which need to be resolved urgently?</text:p>
      <text:p text:style-name="P24"/>
      <text:p text:style-name="P25">5. Are there any dormant issues that need to be dealt with in the long term?</text:p>
      <text:p text:style-name="P26"/>
      <text:p text:style-name="P27">6.Are there any specific people skills you bring to bear which help you get the job done/resolve problems?</text:p>
      <text:p text:style-name="P28"/>
      <text:p text:style-name="P29">7. Who are your key contacts (internal or external) for expert advice, decisions, permissions? <text:s/>Are these known to other members within the Team?</text:p>
      <text:p text:style-name="P30"/>
      <text:p text:style-name="P31">8. What is most likely to go wrong and how do you usually respond?</text:p>
      <text:p text:style-name="P32"/>
      <text:p text:style-name="P33">9. What is the key documentation in your role? <text:s/>Is this readily available to the Team through the S drive or intranet?</text:p>
      <text:p text:style-name="P34"/>
      <text:p text:style-name="P35">10. Are there any unexploited ideas or potential improvements/innovations you want to mention?</text:p>
      <text:p text:style-name="P36"/>
      <text:p text:style-name="P37">11. Is there anything else in relation to this role that we haven’t covered and we should be aware? E.g. lessons learned, particular challenges</text:p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ame</text:p>
          </table:table-cell>
          <table:table-cell table:style-name="TableCell47">
            <text:p text:style-name="P48"/>
            <text:p text:style-name="P49"/>
          </table:table-cell>
          <table:table-cell table:style-name="TableCell50">
            <text:p text:style-name="P51">Rol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Leaving<text:s/></text:p>
            <text:p text:style-name="P57">Date</text:p>
          </table:table-cell>
          <table:table-cell table:style-name="TableCell58">
            <text:p text:style-name="P59"/>
            <text:p text:style-name="P60"/>
          </table:table-cell>
          <table:table-cell table:style-name="TableCell61">
            <text:p text:style-name="P62">Date<text:s/></text:p>
            <text:p text:style-name="P63">Completed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KRT Facilitator</text:p>
          </table:table-cell>
          <table:table-cell table:style-name="TableCell69">
            <text:p text:style-name="P70"/>
            <text:p text:style-name="P71"/>
          </table:table-cell>
          <table:table-cell table:style-name="TableCell72">
            <text:p text:style-name="P73">Session Date</text:p>
          </table:table-cell>
          <table:table-cell table:style-name="TableCell74">
            <text:p text:style-name="P75"/>
          </table:table-cell>
        </table:table-row>
      </table:table>
      <text:p text:style-name="P76"/>
      <text:p text:style-name="P77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Knowledge area at risk</text:p>
          </table:table-cell>
          <table:table-cell table:style-name="TableCell84">
            <text:p text:style-name="P85">Transfer actions</text:p>
          </table:table-cell>
        </table:table-row>
        <table:table-row table:style-name="TableRow86">
          <table:table-cell table:style-name="TableCell87">
            <text:list text:style-name="LFO1" text:continue-numbering="true">
              <text:list-item>
                <text:p text:style-name="P88"/>
              </text:list-item>
            </text:list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list text:style-name="LFO1" text:continue-numbering="true">
              <text:list-item>
                <text:p text:style-name="P94"/>
              </text:list-item>
            </text:list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list text:style-name="LFO1" text:continue-numbering="true">
              <text:list-item>
                <text:p text:style-name="P100"/>
              </text:list-item>
            </text:list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list text:style-name="LFO1" text:continue-numbering="true">
              <text:list-item>
                <text:p text:style-name="P106"/>
              </text:list-item>
            </text:list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list text:style-name="LFO1" text:continue-numbering="true">
              <text:list-item>
                <text:p text:style-name="P112"/>
              </text:list-item>
            </text:list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list text:style-name="LFO1" text:continue-numbering="true">
              <text:list-item>
                <text:p text:style-name="P118"/>
              </text:list-item>
            </text:list>
            <text:p text:style-name="P119"/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list text:style-name="LFO1" text:continue-numbering="true">
              <text:list-item>
                <text:p text:style-name="P124"/>
              </text:list-item>
            </text:list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list text:style-name="LFO1" text:continue-numbering="true">
              <text:list-item>
                <text:p text:style-name="P130"/>
              </text:list-item>
            </text:list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list text:style-name="LFO1" text:continue-numbering="true">
              <text:list-item>
                <text:p text:style-name="P136"/>
              </text:list-item>
            </text:list>
            <text:p text:style-name="P137"/>
          </table:table-cell>
          <table:table-cell table:style-name="TableCell138">
            <text:p text:style-name="P139"/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style:font-name-complex="Times New Roman" style:language-asian="en" style:country-asian="GB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oebe macindoe</meta:initial-creator>
    <dc:creator>phoebe macindoe</dc:creator>
    <meta:creation-date>2021-06-09T09:26:00Z</meta:creation-date>
    <dc:date>2021-06-09T10:09:00Z</dc:date>
    <meta:template xlink:href="Normal.dotm" xlink:type="simple"/>
    <meta:editing-cycles>2</meta:editing-cycles>
    <meta:editing-duration>PT180S</meta:editing-duration>
    <meta:document-statistic meta:page-count="1" meta:paragraph-count="3" meta:word-count="288" meta:character-count="1933" meta:row-count="13" meta:non-whitespace-character-count="1648"/>
  </office:meta>
</office:document-meta>
</file>